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1c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yrus Adler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Mrs. Ephraim Lederer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, 1929</text:p>
      <text:p text:style-name="P5">Month<text:tab/><text:tab/><text:tab/><text:tab/><text:tab/><text:tab/>July</text:p>
      <text:p text:style-name="P5">Year<text:tab/><text:tab/><text:tab/><text:tab/><text:tab/><text:tab/>1929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is letter is a photocopy of the original.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July 1, 1929./</text:p>
      <text:p text:style-name="P2">Dear Mrs. Lederer:/</text:p>
      <text:p text:style-name="P2"><text:tab/>I have your letter of June 30./ <text:s/>I have had a copy made of the letter of Doctor/ Morais and am returning the original to you. <text:s/>I/ am very glad to have it because as I said to/ you all such letters help to have a cumulative/ force./ <text:s/>Faithfully yours,/ CYRUS ADLER/</text:p>
      <text:p text:style-name="P2">Mrs. Ephraim Lederer/</text:p>
      <text:p text:style-name="P2">Hotel Pennsylvania/</text:p>
      <text:p text:style-name="P2">39th and Chestnut Streets/</text:p>
      <text:p text:style-name="P2">Philadelphia, Pa./</text:p>
      <text:p text:style-name="P2"/>
      <text:p text:style-name="P2">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2:32:39.07</meta:creation-date>
    <dc:date>2012-01-05T12:35:39.97</dc:date>
    <dc:creator>Penn Libraries</dc:creator>
    <meta:editing-duration>PT00H03M0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40" meta:character-count="1681"/>
  </office:meta>
</office:document-meta>
</file>